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 style:master-page-name="">
      <style:table-properties style:width="12.906cm" style:page-number="0" fo:break-before="auto" fo:break-after="auto" table:align="left" style:writing-mode="lr-tb"/>
    </style:style>
    <style:style style:name="Tabela1.A" style:family="table-column">
      <style:table-column-properties style:column-width="5.286cm"/>
    </style:style>
    <style:style style:name="Tabela1.B" style:family="table-column">
      <style:table-column-properties style:column-width="1.912cm"/>
    </style:style>
    <style:style style:name="Tabela1.C" style:family="table-column">
      <style:table-column-properties style:column-width="1.887cm"/>
    </style:style>
    <style:style style:name="Tabela1.D" style:family="table-column">
      <style:table-column-properties style:column-width="1.939cm"/>
    </style:style>
    <style:style style:name="Tabela1.E" style:family="table-column">
      <style:table-column-properties style:column-width="1.8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049cm" fo:padding-right="0.049cm" fo:padding-top="0cm" fo:padding-bottom="0cm" fo:border="none"/>
    </style:style>
    <style:style style:name="Tabela2" style:family="table" style:master-page-name="">
      <style:table-properties style:width="12.876cm" style:page-number="0" fo:break-before="auto" fo:break-after="auto" table:align="left" style:writing-mode="lr-tb"/>
    </style:style>
    <style:style style:name="Tabela2.A" style:family="table-column">
      <style:table-column-properties style:column-width="5.286cm"/>
    </style:style>
    <style:style style:name="Tabela2.B" style:family="table-column">
      <style:table-column-properties style:column-width="1.912cm"/>
    </style:style>
    <style:style style:name="Tabela2.C" style:family="table-column">
      <style:table-column-properties style:column-width="1.887cm"/>
    </style:style>
    <style:style style:name="Tabela2.D" style:family="table-column">
      <style:table-column-properties style:column-width="1.924cm"/>
    </style:style>
    <style:style style:name="Tabela2.E" style:family="table-column">
      <style:table-column-properties style:column-width="1.866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-left="0.049cm" fo:padding-right="0.049cm" fo:padding-top="0cm" fo:padding-bottom="0cm" fo:border="none"/>
    </style:style>
    <style:style style:name="Tabela3" style:family="table" style:master-page-name="">
      <style:table-properties style:width="12.169cm" style:page-number="0" fo:break-before="auto" fo:break-after="auto" table:align="left" style:writing-mode="lr-tb"/>
    </style:style>
    <style:style style:name="Tabela3.A" style:family="table-column">
      <style:table-column-properties style:column-width="7.235cm"/>
    </style:style>
    <style:style style:name="Tabela3.B" style:family="table-column">
      <style:table-column-properties style:column-width="2.505cm"/>
    </style:style>
    <style:style style:name="Tabela3.C" style:family="table-column">
      <style:table-column-properties style:column-width="2.429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049cm" fo:padding-right="0.049cm" fo:padding-top="0cm" fo:padding-bottom="0cm" fo:border="none"/>
    </style:style>
    <style:style style:name="Tabela4" style:family="table" style:master-page-name="">
      <style:table-properties style:width="9.74cm" style:page-number="0" fo:break-before="auto" fo:break-after="auto" table:align="left" style:writing-mode="lr-tb"/>
    </style:style>
    <style:style style:name="Tabela4.A" style:family="table-column">
      <style:table-column-properties style:column-width="7.235cm"/>
    </style:style>
    <style:style style:name="Tabela4.B" style:family="table-column">
      <style:table-column-properties style:column-width="2.5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padding-left="0.049cm" fo:padding-right="0.049cm" fo:padding-top="0cm" fo:padding-bottom="0cm" fo:border="none"/>
    </style:style>
    <style:style style:name="Tabela5" style:family="table" style:master-page-name="">
      <style:table-properties style:width="12.169cm" style:page-number="0" fo:break-before="auto" fo:break-after="auto" table:align="left" style:writing-mode="lr-tb"/>
    </style:style>
    <style:style style:name="Tabela5.A" style:family="table-column">
      <style:table-column-properties style:column-width="7.235cm"/>
    </style:style>
    <style:style style:name="Tabela5.B" style:family="table-column">
      <style:table-column-properties style:column-width="2.505cm"/>
    </style:style>
    <style:style style:name="Tabela5.C" style:family="table-column">
      <style:table-column-properties style:column-width="2.429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padding-left="0.049cm" fo:padding-right="0.049cm" fo:padding-top="0cm" fo:padding-bottom="0cm" fo:border="none"/>
    </style:style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4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5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6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9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0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1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2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3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4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5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6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7" style:family="paragraph" style:parent-style-name="Standard" style:list-style-name="" style:master-page-name="">
      <style:paragraph-properties fo:margin-left="0cm" fo:margin-right="0cm" fo:margin-top="0.106cm" fo:margin-bottom="0cm" fo:line-height="100%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8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9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0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1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2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3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4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5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6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7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8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29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0" style:family="paragraph" style:parent-style-name="Standard" style:list-style-name="" style:master-page-name="">
      <style:paragraph-properties fo:margin-left="0cm" fo:margin-right="0cm" fo:margin-top="0cm" fo:margin-bottom="0cm" fo:line-height="100%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1" style:family="paragraph" style:parent-style-name="heading_20_2" style:list-style-name="" style:master-page-name="">
      <style:paragraph-properties fo:margin-left="0cm" fo:margin-right="0cm" fo:margin-top="0.423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2" style:family="paragraph" style:parent-style-name="heading_20_2" style:list-style-name="" style:master-page-name="">
      <style:paragraph-properties fo:margin-left="0cm" fo:margin-right="0cm" fo:margin-top="0.423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3" style:family="paragraph" style:parent-style-name="heading_20_2" style:list-style-name="" style:master-page-name="">
      <style:paragraph-properties fo:margin-left="0cm" fo:margin-right="0cm" fo:margin-top="0.423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4" style:family="paragraph" style:parent-style-name="heading_20_2" style:list-style-name="" style:master-page-name="">
      <style:paragraph-properties fo:margin-left="0cm" fo:margin-right="0cm" fo:margin-top="0.423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5" style:family="paragraph" style:parent-style-name="heading_20_2" style:list-style-name="" style:master-page-name="">
      <style:paragraph-properties fo:margin-left="0cm" fo:margin-right="0cm" fo:margin-top="0.423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6" style:family="paragraph" style:parent-style-name="heading_20_2" style:list-style-name="" style:master-page-name="">
      <style:paragraph-properties fo:margin-left="0cm" fo:margin-right="0cm" fo:margin-top="0.423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7" style:family="paragraph" style:parent-style-name="heading_20_2" style:list-style-name="">
      <style:paragraph-properties fo:margin-top="0.529cm" fo:margin-bottom="0.212cm" fo:line-height="100%"/>
    </style:style>
    <style:style style:name="P38" style:family="paragraph" style:parent-style-name="heading_20_3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39" style:family="paragraph" style:parent-style-name="heading_20_3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hyphenate="false" fo:hyphenation-remain-char-count="2" fo:hyphenation-push-char-count="2"/>
    </style:style>
    <style:style style:name="P40" style:family="paragraph" style:parent-style-name="heading_20_3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41" style:family="paragraph" style:parent-style-name="heading_20_3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42" style:family="paragraph" style:parent-style-name="heading_20_3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43" style:family="paragraph" style:parent-style-name="heading_20_3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44" style:family="paragraph" style:parent-style-name="heading_20_3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45" style:family="paragraph" style:parent-style-name="heading_20_3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46" style:family="paragraph" style:parent-style-name="heading_20_3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47" style:family="paragraph" style:parent-style-name="heading_20_3" style:list-styl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48" style:family="paragraph" style:parent-style-name="heading_20_3" style:list-style-name="">
      <style:paragraph-properties fo:margin-left="0cm" fo:margin-right="0cm" fo:margin-top="0.318cm" fo:margin-bottom="0.212cm" fo:line-height="100%" fo:text-align="start" style:justify-single-word="false" fo:hyphenation-ladder-count="no-limit" fo:text-indent="0cm" style:auto-text-indent="false" fo:background-color="transparent" fo:padding="0cm" fo:border="none" style:shadow="none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49" style:family="paragraph" style:parent-style-name="heading_20_3" style:list-style-name="">
      <style:paragraph-properties fo:margin-left="0cm" fo:margin-right="0cm" fo:margin-top="0.318cm" fo:margin-bottom="0.212cm" fo:line-height="100%" fo:text-align="start" style:justify-single-word="false" fo:hyphenation-ladder-count="no-limit" fo:text-indent="0cm" style:auto-text-indent="false" fo:break-before="page" fo:background-color="transparent" fo:padding="0cm" fo:border="none" style:shadow="none" style:text-autospace="none" style:punctuation-wrap="hanging" style:line-break="strict" style:vertical-align="auto" style:writing-mode="page">
        <style:tab-stops/>
        <style:background-image/>
      </style:paragraph-properties>
      <style:text-properties fo:hyphenate="false" fo:hyphenation-remain-char-count="2" fo:hyphenation-push-char-count="2"/>
    </style:style>
    <style:style style:name="P50" style:family="paragraph" style:parent-style-name="heading_20_3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51" style:family="paragraph" style:parent-style-name="heading_20_3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52" style:family="paragraph" style:parent-style-name="heading_20_3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53" style:family="paragraph" style:parent-style-name="heading_20_3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54" style:family="paragraph" style:parent-style-name="heading_20_3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55" style:family="paragraph" style:parent-style-name="heading_20_3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56" style:family="paragraph" style:parent-style-name="heading_20_3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57" style:family="paragraph" style:parent-style-name="heading_20_3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58" style:family="paragraph" style:parent-style-name="heading_20_3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59" style:family="paragraph" style:parent-style-name="heading_20_3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60" style:family="paragraph" style:parent-style-name="heading_20_3" style:list-style-name="">
      <style:paragraph-properties fo:margin-left="0cm" fo:margin-right="0cm" fo:margin-top="0.212cm" fo:margin-bottom="0.212cm" fo:line-height="100%" fo:text-align="start" style:justify-single-word="false" fo:hyphenation-ladder-count="no-limit" fo:text-indent="0cm" style:auto-text-indent="false" fo:background-color="transparent" fo:padding="0cm" fo:border="none" style:shadow="none" style:text-autospace="none" style:punctuation-wrap="hanging" style:line-break="strict" style:vertical-align="auto" style:writing-mode="page">
        <style:tab-stops/>
        <style:background-image/>
      </style:paragraph-properties>
      <style:text-properties fo:hyphenate="false" fo:hyphenation-remain-char-count="2" fo:hyphenation-push-char-count="2"/>
    </style:style>
    <style:style style:name="P61" style:family="paragraph" style:parent-style-name="heading_20_3" style:list-style-name="">
      <style:paragraph-properties fo:margin-left="0cm" fo:margin-right="0cm" fo:margin-top="0.212cm" fo:margin-bottom="0.212cm" fo:line-height="100%" fo:text-align="start" style:justify-single-word="false" fo:hyphenation-ladder-count="no-limit" fo:text-indent="0cm" style:auto-text-indent="false" fo:break-before="page" fo:background-color="transparent" fo:padding="0cm" fo:border="none" style:shadow="none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62" style:family="paragraph" style:parent-style-name="heading_20_3" style:list-style-name="">
      <style:paragraph-properties fo:margin-left="0cm" fo:margin-right="0cm" fo:margin-top="0.212cm" fo:margin-bottom="0.212cm" fo:line-height="100%" fo:text-align="start" style:justify-single-word="false" fo:hyphenation-ladder-count="no-limit" fo:text-indent="0cm" style:auto-text-indent="false" fo:break-before="page" fo:background-color="transparent" fo:padding="0cm" fo:border="none" style:shadow="none" style:text-autospace="none" style:punctuation-wrap="hanging" style:line-break="strict" style:vertical-align="auto" style:writing-mode="page">
        <style:tab-stops/>
        <style:background-image/>
      </style:paragraph-properties>
      <style:text-properties fo:hyphenate="false" fo:hyphenation-remain-char-count="2" fo:hyphenation-push-char-count="2"/>
    </style:style>
    <style:style style:name="P63" style:family="paragraph" style:parent-style-name="heading_20_3" style:list-style-name="">
      <style:paragraph-properties fo:margin-left="0cm" fo:margin-right="0cm" fo:margin-top="0.106cm" fo:margin-bottom="0.212cm" fo:line-height="100%" fo:text-align="start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64" style:family="paragraph" style:parent-style-name="heading_20_3" style:list-style-name="">
      <style:paragraph-properties fo:margin-left="0cm" fo:margin-right="0cm" fo:margin-top="0cm" fo:margin-bottom="0cm" fo:line-height="100%" fo:text-align="start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65" style:family="paragraph" style:parent-style-name="heading_20_3" style:list-style-name="">
      <style:paragraph-properties fo:margin-left="0cm" fo:margin-right="0cm" fo:margin-top="0cm" fo:margin-bottom="0cm" fo:line-height="100%" fo:text-align="center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66" style:family="paragraph" style:parent-style-name="heading_20_3" style:list-style-name="">
      <style:paragraph-properties fo:margin-left="0cm" fo:margin-right="0cm" fo:margin-top="0cm" fo:margin-bottom="0cm" fo:line-height="100%" fo:text-align="center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67" style:family="paragraph" style:parent-style-name="heading_20_4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68" style:family="paragraph" style:parent-style-name="heading_20_4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69" style:family="paragraph" style:parent-style-name="heading_20_4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0" style:family="paragraph" style:parent-style-name="heading_20_4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1" style:family="paragraph" style:parent-style-name="heading_20_4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2" style:family="paragraph" style:parent-style-name="heading_20_4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3" style:family="paragraph" style:parent-style-name="heading_20_4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4" style:family="paragraph" style:parent-style-name="heading_20_4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5" style:family="paragraph" style:parent-style-name="heading_20_4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6" style:family="paragraph" style:parent-style-name="heading_20_4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7" style:family="paragraph" style:parent-style-name="heading_20_4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8" style:family="paragraph" style:parent-style-name="heading_20_4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9" style:family="paragraph" style:parent-style-name="heading_20_4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0" style:family="paragraph" style:parent-style-name="heading_20_4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1" style:family="paragraph" style:parent-style-name="heading_20_4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2" style:family="paragraph" style:parent-style-name="heading_20_5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3" style:family="paragraph" style:parent-style-name="heading_20_5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4" style:family="paragraph" style:parent-style-name="heading_20_5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5" style:family="paragraph" style:parent-style-name="heading_20_5" style:list-style-name="" style:master-page-name="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6" style:family="paragraph" style:parent-style-name="heading_20_5" style:list-style-name="" style:master-page-name="">
      <style:paragraph-properties fo:margin-left="0cm" fo:margin-right="0cm" fo:margin-top="0.212cm" fo:margin-bottom="0.212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7" style:family="paragraph" style:parent-style-name="centerpar" style:list-style-name="">
      <style:paragraph-properties fo:margin-left="0cm" fo:margin-right="0cm" fo:margin-top="0.212cm" fo:margin-bottom="0.212cm" fo:line-height="100%" fo:text-align="center" style:justify-single-word="false" fo:keep-together="always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8" style:family="paragraph" style:parent-style-name="centerpar" style:list-styl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9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90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91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92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93" style:family="paragraph" style:parent-style-name="centerpar" style:list-style-name="" style:master-page-name="">
      <style:paragraph-properties fo:margin-left="0cm" fo:margin-right="0cm" fo:margin-top="0.106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94" style:family="paragraph" style:parent-style-name="centerpar" style:list-style-name="">
      <style:paragraph-properties fo:margin-left="0cm" fo:margin-right="0cm" fo:margin-top="0.106cm" fo:margin-bottom="0.212cm" fo:line-height="100%" fo:text-align="center" style:justify-single-word="false" fo:keep-together="always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95" style:family="paragraph" style:parent-style-name="centerpar" style:list-style-name="" style:master-page-name="">
      <style:paragraph-properties fo:margin-left="0cm" fo:margin-right="0cm" fo:margin-top="0.106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96" style:family="paragraph" style:parent-style-name="centerpar" style:list-style-name="" style:master-page-name="">
      <style:paragraph-properties fo:margin-left="0cm" fo:margin-right="0cm" fo:margin-top="0.106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97" style:family="paragraph" style:parent-style-name="centerpar" style:list-style-name="" style:master-page-name="">
      <style:paragraph-properties fo:margin-left="0cm" fo:margin-right="0cm" fo:margin-top="0.106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98" style:family="paragraph" style:parent-style-name="centerpar" style:list-style-name="" style:master-page-name="">
      <style:paragraph-properties fo:margin-left="0cm" fo:margin-right="0cm" fo:margin-top="0.106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99" style:family="paragraph" style:parent-style-name="centerpar" style:list-style-name="" style:master-page-name="">
      <style:paragraph-properties fo:margin-left="0cm" fo:margin-right="0cm" fo:margin-top="0.106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00" style:family="paragraph" style:parent-style-name="centerpar" style:list-style-name="" style:master-page-name="">
      <style:paragraph-properties fo:margin-left="0cm" fo:margin-right="0cm" fo:margin-top="0.106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01" style:family="paragraph" style:parent-style-name="centerpar" style:list-style-name="" style:master-page-name="">
      <style:paragraph-properties fo:margin-left="0cm" fo:margin-right="0cm" fo:margin-top="0.106cm" fo:margin-bottom="0.212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hyphenate="false" fo:hyphenation-remain-char-count="2" fo:hyphenation-push-char-count="2"/>
    </style:style>
    <style:style style:name="P102" style:family="paragraph" style:parent-style-name="centerpar" style:list-style-name="">
      <style:paragraph-properties fo:margin-left="0cm" fo:margin-right="0cm" fo:margin-top="0cm" fo:margin-bottom="0cm" fo:line-height="100%" fo:text-align="start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03" style:family="paragraph" style:parent-style-name="centerpar" style:list-style-name="">
      <style:paragraph-properties fo:margin-left="0cm" fo:margin-right="0cm" fo:margin-top="0cm" fo:margin-bottom="0cm" fo:line-height="100%" fo:text-align="center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04" style:family="paragraph" style:parent-style-name="centerpar" style:list-style-name="">
      <style:paragraph-properties fo:margin-left="0cm" fo:margin-right="0cm" fo:margin-top="0cm" fo:margin-bottom="0cm" fo:line-height="100%" fo:text-align="end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05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06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07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08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09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10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11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12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13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14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15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16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17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18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19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20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21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22" style:family="paragraph" style:parent-style-name="centerpar" style:list-style-name="" style:master-pag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23" style:family="paragraph" style:parent-style-name="centerpar" style:list-style-name="">
      <style:paragraph-properties fo:margin-left="0cm" fo:margin-right="0cm" fo:line-height="100%" fo:text-align="start" style:justify-single-word="false" fo:text-indent="0.529cm" style:auto-text-indent="false"/>
    </style:style>
    <style:style style:name="P124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25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26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27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28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29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30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31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32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33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34" style:family="paragraph" style:parent-style-name="centerpar" style:list-style-name="">
      <style:paragraph-properties fo:margin-left="0cm" fo:margin-right="0cm" fo:margin-top="0.199cm" fo:margin-bottom="0cm" fo:line-height="100%" fo:text-align="start" style:justify-single-word="false" fo:text-indent="0.529cm" style:auto-text-indent="false"/>
      <style:text-properties fo:font-size="11pt" style:font-size-asian="11pt" style:font-size-complex="11pt"/>
    </style:style>
    <style:style style:name="P135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hyphenate="false" fo:hyphenation-remain-char-count="2" fo:hyphenation-push-char-count="2"/>
    </style:style>
    <style:style style:name="P136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37" style:family="paragraph" style:parent-style-name="centerpar" style:list-style-name="" style:master-page-name="">
      <style:paragraph-properties fo:margin-left="0cm" fo:margin-right="0cm" fo:margin-top="0.199cm" fo:margin-bottom="0cm" fo:line-height="100%" fo:text-align="start" style:justify-single-word="false" fo:keep-together="always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38" style:family="paragraph" style:parent-style-name="leftpar" style:list-styl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39" style:family="paragraph" style:parent-style-name="leftpar" style:list-styl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40" style:family="paragraph" style:parent-style-name="leftpar" style:list-style-name="">
      <style:paragraph-properties fo:margin-left="0cm" fo:margin-right="0cm" fo:margin-top="0.212cm" fo:margin-bottom="0.212cm" fo:line-height="100%" fo:text-align="center" style:justify-single-word="false" fo:keep-together="always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41" style:family="paragraph" style:parent-style-name="leftpar" style:list-styl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42" style:family="paragraph" style:parent-style-name="leftpar" style:list-style-name="">
      <style:paragraph-properties fo:margin-left="0cm" fo:margin-right="0cm" fo:margin-top="0.212cm" fo:margin-bottom="0.212cm" fo:line-height="100%" fo:text-align="center" style:justify-single-word="false" fo:keep-together="always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43" style:family="paragraph" style:parent-style-name="leftpar" style:list-style-name="">
      <style:paragraph-properties fo:margin-left="0cm" fo:margin-right="0cm" fo:line-height="100%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hyphenate="false" fo:hyphenation-remain-char-count="2" fo:hyphenation-push-char-count="2"/>
    </style:style>
    <style:style style:name="P144" style:family="paragraph" style:parent-style-name="leftpar" style:list-styl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45" style:family="paragraph" style:parent-style-name="leftpar" style:list-style-name="">
      <style:paragraph-properties fo:margin-left="0cm" fo:margin-right="0cm" fo:margin-top="0.212cm" fo:margin-bottom="0.212cm" fo:line-height="100%" fo:text-align="start" style:justify-single-word="false" fo:keep-together="always" fo:hyphenation-ladder-count="no-limit" fo:text-indent="0.529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46" style:family="paragraph" style:parent-style-name="Title" style:list-style-name="" style:master-page-name="">
      <style:paragraph-properties fo:margin-left="0cm" fo:margin-right="0cm" fo:margin-top="0.423cm" fo:margin-bottom="0.423cm" fo:line-height="100%" fo:text-align="center" style:justify-single-word="false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8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47" style:family="paragraph" style:parent-style-name="author" style:list-style-name="" style:master-page-name="">
      <style:paragraph-properties fo:margin-left="0cm" fo:margin-right="0cm" fo:margin-top="0cm" fo:margin-bottom="0.212cm" fo:line-height="100%" fo:text-align="center" style:justify-single-word="false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148" style:family="paragraph" style:parent-style-name="author" style:list-style-name="" style:master-page-name="">
      <style:paragraph-properties fo:margin-left="0cm" fo:margin-right="0cm" fo:margin-top="0cm" fo:margin-bottom="0.212cm" fo:line-height="100%" fo:text-align="center" style:justify-single-word="false" fo:keep-together="auto" fo:hyphenation-ladder-count="no-limit" fo:text-indent="0.529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Times New Roman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position="0% 100%" fo:font-size="16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6pt" style:language-asian="none" style:country-asian="none" style:font-style-asian="normal" style:font-weight-asian="bold" style:font-size-complex="16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position="0% 100%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position="0% 100%" style:font-name="Courier New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ourier New" style:font-size-asian="12pt" style:language-asian="none" style:country-asian="none" style:font-style-asian="normal" style:font-weight-asian="normal" style:font-name-complex="Courier New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Times New Roman" style:font-size-asian="12pt" style:language-asian="none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position="0% 100%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language-asian="none" style:country-asian="none" style:font-style-asian="normal" style:font-weight-asian="normal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position="0% 100%" fo:font-size="11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tru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style:font-name-asian="Times New Roman" style:font-name-complex="Times New Roman"/>
    </style:style>
    <style:style style:name="T1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7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-asian="Times New Roman"/>
    </style:style>
    <style:style style:name="T21" style:family="text">
      <style:text-properties style:font-name-complex="Times New Roman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/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Zeichenformat">Hospital Infantil Albert Sabin - HIAS</text:span></text:h>
      <text:p text:style-name="P146"><text:span text:style-name="Zeichenformat">Modelo de anteprojeto para relato de caso</text:span></text:p>
      <text:p text:style-name="P147"><text:span text:style-name="Zeichenformat">Francisco H. C. Felix</text:span></text:p>
      <text:p text:style-name="P147"><text:span text:style-name="Zeichenformat"><text:date style:data-style-name="N37" text:date-value="2016-05-25T08:55:26.36" text:fixed="true">25/05/16</text:date></text:span></text:p>
      <text:p text:style-name="P31"><text:bookmark-start text:name="BMprojeto_de_pesquisa"/><text:span text:style-name="Zeichenformat">1</text:span><text:bookmark-end text:name="BMprojeto_de_pesquisa"/><text:span text:style-name="Zeichenformat"> <text:s/>PROJETO DE PESQUISA</text:span></text:p>
      <text:p text:style-name="P38"><text:bookmark-start text:name="BMtuxedtulo"/><text:span text:style-name="Zeichenformat">1.1</text:span><text:bookmark-end text:name="BMtuxedtulo"/><text:span text:style-name="Zeichenformat"> <text:s/>TÍTULO:</text:span></text:p>
      <text:p text:style-name="P2"><text:span text:style-name="Zeichenformat">ESTUDO OBSERVACIONAL DE [NÚMERO] CASO[S] DE [PATOLOGIA]</text:span></text:p>
      <text:p text:style-name="P18"><text:span text:style-name="Zeichenformat">SECRETARIA DE SAÚDE DO ESTADO DO CEARÁ</text:span></text:p>
      <text:p text:style-name="P18"><text:span text:style-name="Zeichenformat">HOSPITAL INFANTIL ALBERT SABIN</text:span></text:p>
      <text:p text:style-name="P20"><text:span text:style-name="Zeichenformat">[UNIDADE]</text:span></text:p>
      <text:p text:style-name="P31"><text:bookmark-start text:name="BMapresentauxe7uxe3o"/><text:span text:style-name="Zeichenformat">2</text:span><text:bookmark-end text:name="BMapresentauxe7uxe3o"/><text:span text:style-name="Zeichenformat"> <text:s/>APRESENTAÇÃO</text:span></text:p>
      <text:p text:style-name="P38"><text:bookmark-start text:name="BMgrande_uxe1rea_do_conhecimento_ciuxeancias_da_sauxfade"/><text:span text:style-name="Zeichenformat">2.1</text:span><text:bookmark-end text:name="BMgrande_uxe1rea_do_conhecimento_ciuxeancias_da_sauxfade"/><text:span text:style-name="Zeichenformat"> <text:s/>GRANDE ÁREA DO CONHECIMENTO: Ciências da Saúde</text:span></text:p>
      <text:p text:style-name="P38"><text:bookmark-start text:name="BMuxe1rea_do_conhecimento_medicina"/><text:span text:style-name="Zeichenformat">2.2</text:span><text:bookmark-end text:name="BMuxe1rea_do_conhecimento_medicina"/><text:span text:style-name="Zeichenformat"> <text:s/>ÁREA DO CONHECIMENTO: Medicina</text:span></text:p>
      <text:p text:style-name="P38"><text:bookmark-start text:name="BMsub_uxe1rea_do_conhecimento_pediatria"/><text:span text:style-name="Zeichenformat">2.3</text:span><text:bookmark-end text:name="BMsub_uxe1rea_do_conhecimento_pediatria"/><text:span text:style-name="Zeichenformat"> <text:s/>SUB-ÁREA DO CONHECIMENTO: Pediatria</text:span></text:p>
      <text:p text:style-name="P38"><text:bookmark-start text:name="BMespecialidade_do_conhecimento_cancerologia_pediuxe1trica"/><text:span text:style-name="Zeichenformat">2.4</text:span><text:bookmark-end text:name="BMespecialidade_do_conhecimento_cancerologia_pediuxe1trica"/><text:span text:style-name="Zeichenformat"> <text:s/>ESPECIALIDADE DO CONHECIMENTO: Cancerologia pediátrica</text:span></text:p>
      <text:p text:style-name="P38"><text:bookmark-start text:name="BMequipe_executora_e_atribuiuxe7uxf5es"/><text:span text:style-name="Zeichenformat">2.5</text:span><text:bookmark-end text:name="BMequipe_executora_e_atribuiuxe7uxf5es"/><text:span text:style-name="Zeichenformat"> <text:s/>EQUIPE EXECUTORA E ATRIBUIÇÕES:</text:span></text:p>
      <text:p text:style-name="P67"><text:bookmark-start text:name="BMfrancisco_huxe9lder_cavalcante_fuxe9lix"/><text:span text:style-name="Zeichenformat">2.5.1</text:span><text:bookmark-end text:name="BMfrancisco_huxe9lder_cavalcante_fuxe9lix"/><text:span text:style-name="Zeichenformat"> <text:s/>Francisco Hélder Cavalcante Félix</text:span></text:p>
      <text:p text:style-name="P3"><text:span text:style-name="Zeichenformat">Médico Cancerologista Pediátrico do CPC-HIAS – Centro pediátrico do Câncer do Hospital Infantil Albert Sabin, Mestre em Farmacologia pela Universidade Federal do Ceará</text:span></text:p>
      <text:p text:style-name="P20"><text:span text:style-name="Zeichenformat">Coordenador do estudo, desenho do estudo, médico assistente dos pacientes, análise estatística</text:span></text:p>
      <text:p text:style-name="P74"><text:bookmark-start text:name="BMoutro_integrante"/><text:span text:style-name="Zeichenformat">2.5.2</text:span><text:bookmark-end text:name="BMoutro_integrante"/><text:span text:style-name="Zeichenformat"> <text:s/>[Outro integrante]</text:span></text:p>
      <text:p text:style-name="P3"><text:span text:style-name="Zeichenformat">[Cargo/função do outro integrante]</text:span></text:p>
      <text:p text:style-name="P20"><text:span text:style-name="Zeichenformat">[Tarefas realizadas pelo outro integrante]</text:span></text:p>
      <text:p text:style-name="P31"><text:bookmark-start text:name="BMabreviauxe7uxf5es"/><text:span text:style-name="Zeichenformat">3</text:span><text:bookmark-end text:name="BMabreviauxe7uxf5es"/><text:span text:style-name="Zeichenformat"> <text:s/>ABREVIAÇÕES</text:span></text:p>
      <text:p text:style-name="P3"><text:span text:style-name="Zeichenformat">[Abreviações que ocorrerem várias vezes no texto]</text:span></text:p>
      <text:p text:style-name="P31"><text:bookmark-start text:name="BMresumo"/><text:span text:style-name="Zeichenformat">4</text:span><text:bookmark-end text:name="BMresumo"/><text:span text:style-name="Zeichenformat"> <text:s/>RESUMO</text:span></text:p>
      <text:p text:style-name="P3"><text:span text:style-name="Zeichenformat">[Resumo do projeto - curto!]</text:span></text:p>
      <text:p text:style-name="P31"><text:bookmark-start text:name="BMsummary"/><text:soft-page-break/><text:span text:style-name="Zeichenformat">5</text:span><text:bookmark-end text:name="BMsummary"/><text:span text:style-name="Zeichenformat"> <text:s/>SUMMARY</text:span></text:p>
      <text:p text:style-name="P3"><text:span text:style-name="Zeichenformat">[Summary of the project in english - make it short!]</text:span></text:p>
      <text:p text:style-name="P31"><text:bookmark-start text:name="BManteprojeto_para_pesquisa_em_cancerologia_pediuxe1trica_envolvendo_seres_humanos"/><text:span text:style-name="Zeichenformat">6</text:span><text:bookmark-end text:name="BManteprojeto_para_pesquisa_em_cancerologia_pediuxe1trica_envolvendo_seres_humanos"/><text:span text:style-name="Zeichenformat"> <text:s/>Anteprojeto para Pesquisa em Cancerologia Pediátrica envolvendo Seres Humanos</text:span></text:p>
      <text:p text:style-name="P38"><text:bookmark-start text:name="BMintroduuxe7uxe3o"/><text:span text:style-name="Zeichenformat">6.1</text:span><text:bookmark-end text:name="BMintroduuxe7uxe3o"/><text:span text:style-name="Zeichenformat"> <text:s/>Introdução</text:span></text:p>
      <text:p text:style-name="P3"><text:span text:style-name="Zeichenformat">[Explicação sucinta da natureza da patologia estudada e porquê é importante relatar casos desta patologia]</text:span></text:p>
      <text:p text:style-name="P51"><text:bookmark-start text:name="BMapresentauxe7uxe3o_do_problema_e_fundamentauxe7uxe3o_teuxf3rica"/><text:span text:style-name="Zeichenformat">6.2</text:span><text:bookmark-end text:name="BMapresentauxe7uxe3o_do_problema_e_fundamentauxe7uxe3o_teuxf3rica"/><text:span text:style-name="Zeichenformat"> <text:s/>Apresentação do problema e fundamentação teórica</text:span></text:p>
      <text:p text:style-name="P3"><text:span text:style-name="Zeichenformat">[O relato de caso atual pretende resolver alguma questão objetiva? Existe pergunta sucinta, breve, experimental a ser respondida? Fundamente sua questão.]</text:span></text:p>
      <text:p text:style-name="P51"><text:bookmark-start text:name="BMjustificativa"/><text:span text:style-name="Zeichenformat">6.3</text:span><text:bookmark-end text:name="BMjustificativa"/><text:span text:style-name="Zeichenformat"> <text:s/>Justificativa</text:span></text:p>
      <text:p text:style-name="P3"><text:span text:style-name="Zeichenformat">[Baseado na introdução e na fundamentação do problema, justifique a realização do presente projeto]</text:span></text:p>
      <text:p text:style-name="P51"><text:bookmark-start text:name="BMobjetivos"/><text:span text:style-name="Zeichenformat">6.4</text:span><text:bookmark-end text:name="BMobjetivos"/><text:span text:style-name="Zeichenformat"> <text:s/>Objetivos</text:span></text:p>
      <text:p text:style-name="P67"><text:bookmark-start text:name="BMobjetivo_principal"/><text:span text:style-name="Zeichenformat">6.4.1</text:span><text:bookmark-end text:name="BMobjetivo_principal"/><text:span text:style-name="Zeichenformat"> <text:s/>Objetivo principal:</text:span></text:p>
      <text:p text:style-name="P3"><text:span text:style-name="Zeichenformat">Colher informações e montar relato do[s] caso[s] de [patologia] atendidos no período de [período] na [unidade].</text:span></text:p>
      <text:p text:style-name="P74"><text:bookmark-start text:name="BMobjetivos_secunduxe1rios"/><text:span text:style-name="Zeichenformat">6.4.2</text:span><text:bookmark-end text:name="BMobjetivos_secunduxe1rios"/><text:span text:style-name="Zeichenformat"> <text:s/>Objetivos secundários:</text:span></text:p>
      <text:p text:style-name="P3"><text:span text:style-name="Zeichenformat">Anotar as bases para o diagnóstico da [patologia] no[s] caso[s] presentemente avaliado[s].</text:span></text:p>
      <text:p text:style-name="P20"><text:span text:style-name="Zeichenformat">Demonstrar os resultados de testes diagnósticos realizados a fim de subsidiar o diagnóstico da [patologia].</text:span></text:p>
      <text:p text:style-name="P20"><text:span text:style-name="Zeichenformat">Delinear a linha terapêutica utilizada para o tratamento da [patologia].</text:span></text:p>
      <text:p text:style-name="P20"><text:span text:style-name="Zeichenformat">Avaliar os desfechos, tanto objetivos quanto subjetivos, do tratamento da [patologia], mensurados através de exames complementares, exame clínico ou avaliação qualitativa.</text:span></text:p>
      <text:p text:style-name="P51"><text:bookmark-start text:name="BMmetodologia"/><text:span text:style-name="Zeichenformat">6.5</text:span><text:bookmark-end text:name="BMmetodologia"/><text:span text:style-name="Zeichenformat"> <text:s/>Metodologia</text:span></text:p>
      <text:p text:style-name="P67"><text:bookmark-start text:name="BMcaracterizauxe7uxe3o_da_pesquisa"/><text:span text:style-name="Zeichenformat">6.5.1</text:span><text:bookmark-end text:name="BMcaracterizauxe7uxe3o_da_pesquisa"/><text:span text:style-name="Zeichenformat"> <text:s/>Caracterização da pesquisa:</text:span></text:p>
      <text:p text:style-name="P3"><text:span text:style-name="Zeichenformat">Avaliação retrospectiva de caso[s] de [patologia], através de coleta semi-estruturada de informações no prontuário[s] do[s] paciente[s], após aprovação do projeto pelo Comitê de Ética em Pesquisa institucional.</text:span></text:p>
      <text:p text:style-name="P74"><text:bookmark-start text:name="BMlocal_e_participantes"/><text:span text:style-name="Zeichenformat">6.5.2</text:span><text:bookmark-end text:name="BMlocal_e_participantes"/><text:span text:style-name="Zeichenformat"> <text:s/>Local e participantes:</text:span></text:p>
      <text:p text:style-name="P3"><text:span text:style-name="Zeichenformat">A pesquisa será desenvolvida no Hospital Infantil Albert Sabin e em seu anexo Centro Pediátrico do Câncer, especialmente no setor de atendimento ambulatorial do CPC, na enfermaria do CPC e na UTIP do CPC. Paciente(s) em outros setores do hospital pode(m) ser recrutado(s), mas preferencialmente será(ão) transferido(s) para as unidades citadas. Será utilizada amostragem por acessibilidade, onde, conforme Gil (2008), &gt; “… o pesquisador &gt; seleciona os elementos a que tem acesso, admitindo que estes possam de &gt; alguma forma, representar o universo”.</text:span></text:p>
      <text:p text:style-name="P20"><text:span text:style-name="Zeichenformat">A amostra será constituída por paciente(s) diagnosticado(s) por demanda espontânea.</text:span></text:p>
      <text:p text:style-name="P20"><text:span text:style-name="Zeichenformat">O Hospital Infantil Albert Sabin (HIAS) é uma instituição hospitalar da administração direta da saúde da Secretaria de Saúde do Estado do Ceará, habilitado como unidade de assistência de alta complexidade em neurologia/neurocirurgia, UNACON exclusiva de oncologia pediátrica, UTI pediátrica nível II e hospital de ensino, nível de atenção de alta complexidade, atendendo pelo SUS (fonte: CNES – cnes.datasus.gov.br). O Centro Pediátrico do Câncer é o anexo do HIAS onde o tratamento oncológico clínico é realizado, contando ainda com equipe multiprofissional de atenção às crianças com câncer. Tem 22 leitos de internação em enfermaria (2 isolamentos), 06 leitos de UTIP, e 5 consultórios para atendimento ambulatorial. O ambulatório e a enfermaria contam com material para atendimento às urgências e emergências, incluindo carrinho de emergência </text:span><text:soft-page-break/><text:span text:style-name="Zeichenformat">completo com drogas e equipamento para reanimação. O CPC conta com plantão médico 24h por dia. O atendimento aos pacientes se dará preferencialmente no CPC (ambulatório, enfermaria, UTIP), exceto se o paciente estiver internado em outra unidade do HIAS e não puder ser transferido de leito.</text:span></text:p>
      <text:p text:style-name="P74"><text:bookmark-start text:name="BMcrituxe9rios_de_inclusuxe3o_e_exclusuxe3o"/><text:span text:style-name="Zeichenformat">6.5.3</text:span><text:bookmark-end text:name="BMcrituxe9rios_de_inclusuxe3o_e_exclusuxe3o"/><text:span text:style-name="Zeichenformat"> <text:s/>Critérios de inclusão e exclusão:</text:span></text:p>
      <text:p text:style-name="P82"><text:span text:style-name="Zeichenformat">Critérios de inclusão.</text:span></text:p>
      <text:p text:style-name="P3"><text:bookmark text:name="BMcrituxe9rios_de_inclusuxe3o_"/><text:span text:style-name="Zeichenformat">A. Pacientes entre 0 e 18 anos que receberam diagnóstico de [patologia].</text:span></text:p>
      <text:p text:style-name="P20"><text:span text:style-name="Zeichenformat">B. [Outro critério opcional]</text:span></text:p>
      <text:p text:style-name="P86"><text:span text:style-name="Zeichenformat">Critérios de exclusão.</text:span></text:p>
      <text:p text:style-name="P3"><text:bookmark text:name="BMcrituxe9rios_de_exclusuxe3o_"/><text:span text:style-name="Zeichenformat">A. Comprovação de diagnóstico diferencial alternativo que afaste a [patologia].</text:span></text:p>
      <text:p text:style-name="P20"><text:span text:style-name="Zeichenformat">B. [Outro critério opcional].</text:span></text:p>
      <text:p text:style-name="P74"><text:bookmark-start text:name="BMprocedimentos"/><text:span text:style-name="Zeichenformat">6.5.4</text:span><text:bookmark-end text:name="BMprocedimentos"/><text:span text:style-name="Zeichenformat"> <text:s/>Procedimentos</text:span></text:p>
      <text:p text:style-name="P3"><text:span text:style-name="Zeichenformat">O(s) participante(s) será(ão) informado(s) sobre o protocolo de estudo e esclarecido(s) sobre o objetivo do trabalho. Todos os responsáveis legais do(s) indivíduo(s) envolvido(s) no estudo assinarão Termo de Consentimento Livre e Esclarecido para sua participação na pesquisa. Será respeitada a autonomia do participante da pesquisa, garantia do seu anonimato, assegurando sua privacidade quanto a dados confidenciais, como rege Resolução CNS nº 466/12 e a Norma Operacional 001/2013 do Conselho Nacional de Saúde. Para sua realização, o estudo será submetido à apreciação e aprovação do Comitê de Ética e Pesquisa (CEP) do HIAS.</text:span></text:p>
      <text:p text:style-name="P20"><text:span text:style-name="Zeichenformat">O pesquisador responsável pelas avaliações será devidamente treinado e capacitado para realização das avaliações. Após este treinamento, será iniciado o recrutamento da amostra, com identificação do(s) paciente(s) admitido(s). Serão realizadas avaliações sócio-demográfica e clínica do(s) participante(s).</text:span></text:p>
      <text:p text:style-name="P74"><text:bookmark-start text:name="BMintervenuxe7uxe3o"/><text:span text:style-name="Zeichenformat">6.5.5</text:span><text:bookmark-end text:name="BMintervenuxe7uxe3o"/><text:span text:style-name="Zeichenformat"> <text:s/>Intervenção:</text:span></text:p>
      <text:p text:style-name="P67"><text:bookmark-start text:name="BManuxe1lise_estatuxedstica_dos_resultados"/><text:span text:style-name="Zeichenformat">6.5.6</text:span><text:bookmark-end text:name="BManuxe1lise_estatuxedstica_dos_resultados"/><text:span text:style-name="Zeichenformat"> <text:s/>Análise estatística dos resultados:</text:span></text:p>
      <text:p text:style-name="P82"><text:span text:style-name="Zeichenformat">Definições:</text:span></text:p>
      <text:p text:style-name="P82"><text:bookmark text:name="BMdefiniuxe7uxf5es"/><text:span text:style-name="Zeichenformat">Avaliação:</text:span></text:p>
      <text:p text:style-name="P82"><text:bookmark text:name="BMavaliauxe7uxe3o"/><text:span text:style-name="Zeichenformat">Modificações do projeto:</text:span></text:p>
      <text:p text:style-name="P67"><text:bookmark-start text:name="BMtamanho_da_amostra"/><text:bookmark text:name="BMmodificauxe7uxf5es_do_projeto"/><text:span text:style-name="Zeichenformat">6.5.7</text:span><text:bookmark-end text:name="BMtamanho_da_amostra"/><text:span text:style-name="Zeichenformat"> <text:s/>Tamanho da amostra:</text:span></text:p>
      <text:p text:style-name="P38"><text:bookmark-start text:name="BMcronograma_de_execuuxe7uxe3o_do_projeto"/><text:span text:style-name="Zeichenformat">6.6</text:span><text:bookmark-end text:name="BMcronograma_de_execuuxe7uxe3o_do_projeto"/><text:span text:style-name="Zeichenformat"> <text:s/>Cronograma de execução do projeto</text:span></text:p>
      <text:p text:style-name="P63"><text:span text:style-name="Zeichenformat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64"><text:span text:style-name="Zeichenformat"><text:span text:style-name="T19"><text:s/></text:span></text:span></text:p>
          </table:table-cell>
          <table:table-cell table:style-name="Tabela1.A1" office:value-type="string">
            <text:p text:style-name="P143"><text:span text:style-name="Zeichenformat"><text:span text:style-name="T18"><text:s text:c="2"/></text:span></text:span><text:span text:style-name="Zeichenformat"><text:span text:style-name="T8">Mês 1</text:span></text:span></text:p>
          </table:table-cell>
          <table:table-cell table:style-name="Tabela1.A1" office:value-type="string">
            <text:p text:style-name="P143"><text:span text:style-name="Zeichenformat"><text:span text:style-name="T11"><text:s/></text:span></text:span><text:span text:style-name="Zeichenformat"><text:span text:style-name="T17">Mês 2</text:span></text:span></text:p>
          </table:table-cell>
          <table:table-cell table:style-name="Tabela1.A1" office:value-type="string">
            <text:p text:style-name="P141"><text:span text:style-name="Zeichenformat"><text:span text:style-name="T15"><text:s/></text:span></text:span><text:span text:style-name="Zeichenformat"><text:span text:style-name="T16">Mês</text:span></text:span><text:span text:style-name="Zeichenformat"><text:span text:style-name="T16"> 3</text:span></text:span></text:p>
          </table:table-cell>
          <table:table-cell table:style-name="Tabela1.A1" office:value-type="string">
            <text:p text:style-name="P141"><text:span text:style-name="Zeichenformat"><text:span text:style-name="T16">Mês 4</text:span></text:span></text:p>
          </table:table-cell>
        </table:table-row>
        <table:table-row table:style-name="Tabela1.1">
          <table:table-cell table:style-name="Tabela1.A1" office:value-type="string">
            <text:p text:style-name="P141"><text:span text:style-name="Zeichenformat">Submissão do Estudo à apreciação do Comitê de Ética e Pesquisa do HIAS. </text:span></text:p>
          </table:table-cell>
          <table:table-cell table:style-name="Tabela1.A1" office:value-type="string">
            <text:p text:style-name="P144"><text:span text:style-name="Zeichenformat">X </text:span></text:p>
            <text:p text:style-name="P64"><text:span text:style-name="Zeichenformat"/></text:p>
          </table:table-cell>
          <table:table-cell table:style-name="Tabela1.A1" office:value-type="string">
            <text:p text:style-name="P65"><text:span text:style-name="Zeichenformat"/></text:p>
          </table:table-cell>
          <table:table-cell table:style-name="Tabela1.A1" office:value-type="string">
            <text:p text:style-name="P65"><text:span text:style-name="Zeichenformat"/></text:p>
          </table:table-cell>
          <table:table-cell table:style-name="Tabela1.A1" office:value-type="string">
            <text:p text:style-name="P65"/>
          </table:table-cell>
        </table:table-row>
        <table:table-row table:style-name="Tabela1.1">
          <table:table-cell table:style-name="Tabela1.A1" office:value-type="string">
            <text:p text:style-name="P141"><text:span text:style-name="Zeichenformat">Planejamento </text:span></text:p>
          </table:table-cell>
          <table:table-cell table:style-name="Tabela1.A1" office:value-type="string">
            <text:p text:style-name="P145"><text:span text:style-name="Zeichenformat">X X </text:span></text:p>
          </table:table-cell>
          <table:table-cell table:style-name="Tabela1.A1" office:value-type="string">
            <text:p text:style-name="P65"><text:span text:style-name="Zeichenformat"/></text:p>
          </table:table-cell>
          <table:table-cell table:style-name="Tabela1.A1" office:value-type="string">
            <text:p text:style-name="P65"><text:span text:style-name="Zeichenformat"/></text:p>
          </table:table-cell>
          <table:table-cell table:style-name="Tabela1.A1" office:value-type="string">
            <text:p text:style-name="P65"/>
          </table:table-cell>
        </table:table-row>
        <table:table-row table:style-name="Tabela1.1">
          <table:table-cell table:style-name="Tabela1.A1" office:value-type="string">
            <text:p text:style-name="P141"><text:span text:style-name="Zeichenformat">Impressão e editoração dos instrumentos de coleta de dados </text:span></text:p>
          </table:table-cell>
          <table:table-cell table:style-name="Tabela1.A1" office:value-type="string">
            <text:p text:style-name="P144"><text:span text:style-name="Zeichenformat">X X </text:span></text:p>
            <text:p text:style-name="P64"><text:span text:style-name="Zeichenformat"/></text:p>
          </table:table-cell>
          <table:table-cell table:style-name="Tabela1.A1" office:value-type="string">
            <text:p text:style-name="P65"><text:span text:style-name="Zeichenformat"/></text:p>
          </table:table-cell>
          <table:table-cell table:style-name="Tabela1.A1" office:value-type="string">
            <text:p text:style-name="P65"><text:span text:style-name="Zeichenformat"/></text:p>
          </table:table-cell>
          <table:table-cell table:style-name="Tabela1.A1" office:value-type="string">
            <text:p text:style-name="P65"/>
          </table:table-cell>
        </table:table-row>
        <text:soft-page-break/>
        <table:table-row table:style-name="Tabela1.1">
          <table:table-cell table:style-name="Tabela1.A1" office:value-type="string">
            <text:p text:style-name="P141"><text:span text:style-name="Zeichenformat">Recrutamento dos pacientes </text:span></text:p>
          </table:table-cell>
          <table:table-cell table:style-name="Tabela1.A1" office:value-type="string">
            <text:p text:style-name="P64"><text:span text:style-name="Zeichenformat"/></text:p>
          </table:table-cell>
          <table:table-cell table:style-name="Tabela1.A1" office:value-type="string">
            <text:p text:style-name="P87"><text:span text:style-name="Zeichenformat">X X </text:span></text:p>
          </table:table-cell>
          <table:table-cell table:style-name="Tabela1.A1" office:value-type="string">
            <text:p text:style-name="P142"><text:span text:style-name="Zeichenformat">X </text:span></text:p>
            <text:p text:style-name="P65"><text:span text:style-name="Zeichenformat"/></text:p>
          </table:table-cell>
          <table:table-cell table:style-name="Tabela1.A1" office:value-type="string">
            <text:p text:style-name="P142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138"><text:span text:style-name="Zeichenformat">Follow-up </text:span></text:p>
            <text:p text:style-name="P64"><text:span text:style-name="Zeichenformat"/></text:p>
          </table:table-cell>
          <table:table-cell table:style-name="Tabela2.A1" office:value-type="string">
            <text:p text:style-name="P64"><text:span text:style-name="Zeichenformat"/></text:p>
          </table:table-cell>
          <table:table-cell table:style-name="Tabela2.A1" office:value-type="string">
            <text:p text:style-name="P65"><text:span text:style-name="Zeichenformat"/></text:p>
          </table:table-cell>
          <table:table-cell table:style-name="Tabela2.A1" office:value-type="string">
            <text:p text:style-name="P140"><text:span text:style-name="Zeichenformat">X X </text:span></text:p>
            <text:p text:style-name="P65"><text:span text:style-name="Zeichenformat"/></text:p>
          </table:table-cell>
          <table:table-cell table:style-name="Tabela2.A1" office:value-type="string">
            <text:p text:style-name="P87"><text:span text:style-name="Zeichenformat">X X </text:span></text:p>
          </table:table-cell>
        </table:table-row>
        <table:table-row table:style-name="Tabela2.1">
          <table:table-cell table:style-name="Tabela2.A1" office:value-type="string">
            <text:p text:style-name="P141"><text:span text:style-name="Zeichenformat">Coleta de dados </text:span></text:p>
            <text:p text:style-name="P64"><text:span text:style-name="Zeichenformat"/></text:p>
          </table:table-cell>
          <table:table-cell table:style-name="Tabela2.A1" office:value-type="string">
            <text:p text:style-name="P64"><text:span text:style-name="Zeichenformat"/></text:p>
          </table:table-cell>
          <table:table-cell table:style-name="Tabela2.A1" office:value-type="string">
            <text:p text:style-name="P87"><text:span text:style-name="Zeichenformat">X X </text:span></text:p>
          </table:table-cell>
          <table:table-cell table:style-name="Tabela2.A1" office:value-type="string">
            <text:p text:style-name="P142"><text:span text:style-name="Zeichenformat">X X </text:span></text:p>
            <text:p text:style-name="P65"><text:span text:style-name="Zeichenformat"/></text:p>
          </table:table-cell>
          <table:table-cell table:style-name="Tabela2.A1" office:value-type="string">
            <text:p text:style-name="P87"><text:span text:style-name="Zeichenformat">X X </text:span></text:p>
          </table:table-cell>
        </table:table-row>
        <table:table-row table:style-name="Tabela2.1">
          <table:table-cell table:style-name="Tabela2.A1" office:value-type="string">
            <text:p text:style-name="P141"><text:span text:style-name="Zeichenformat">Análise de dados </text:span></text:p>
            <text:p text:style-name="P64"><text:span text:style-name="Zeichenformat"/></text:p>
          </table:table-cell>
          <table:table-cell table:style-name="Tabela2.A1" office:value-type="string">
            <text:p text:style-name="P64"><text:span text:style-name="Zeichenformat"/></text:p>
          </table:table-cell>
          <table:table-cell table:style-name="Tabela2.A1" office:value-type="string">
            <text:p text:style-name="P65"><text:span text:style-name="Zeichenformat"/></text:p>
          </table:table-cell>
          <table:table-cell table:style-name="Tabela2.A1" office:value-type="string">
            <text:p text:style-name="P140"><text:span text:style-name="Zeichenformat">X X </text:span></text:p>
            <text:p text:style-name="P65"><text:span text:style-name="Zeichenformat"/></text:p>
          </table:table-cell>
          <table:table-cell table:style-name="Tabela2.A1" office:value-type="string">
            <text:p text:style-name="P87"><text:span text:style-name="Zeichenformat">X X </text:span></text:p>
          </table:table-cell>
        </table:table-row>
        <table:table-row table:style-name="Tabela2.1">
          <table:table-cell table:style-name="Tabela2.A1" office:value-type="string">
            <text:p text:style-name="P141"><text:span text:style-name="Zeichenformat">Apresentação dos resultados (tese, monografia, publicação, etc) </text:span></text:p>
            <text:p text:style-name="P64"><text:span text:style-name="Zeichenformat"/></text:p>
          </table:table-cell>
          <table:table-cell table:style-name="Tabela2.A1" office:value-type="string">
            <text:p text:style-name="P64"><text:span text:style-name="Zeichenformat"/></text:p>
          </table:table-cell>
          <table:table-cell table:style-name="Tabela2.A1" office:value-type="string">
            <text:p text:style-name="P65"><text:span text:style-name="Zeichenformat"/></text:p>
          </table:table-cell>
          <table:table-cell table:style-name="Tabela2.A1" office:value-type="string">
            <text:p text:style-name="P65"><text:span text:style-name="Zeichenformat"/></text:p>
          </table:table-cell>
          <table:table-cell table:style-name="Tabela2.A1" office:value-type="string">
            <text:p text:style-name="P87"><text:span text:style-name="Zeichenformat">X X </text:span></text:p>
          </table:table-cell>
        </table:table-row>
        <table:table-row table:style-name="Tabela2.1">
          <table:table-cell table:style-name="Tabela2.A1" office:value-type="string">
            <text:p text:style-name="P141"><text:span text:style-name="Zeichenformat">Reuniões com o grupo de pesquisa para discussão e avaliação das ações </text:span></text:p>
            <text:p text:style-name="P64"><text:span text:style-name="Zeichenformat"/></text:p>
          </table:table-cell>
          <table:table-cell table:style-name="Tabela2.A1" office:value-type="string">
            <text:p text:style-name="P144"><text:span text:style-name="Zeichenformat">X </text:span></text:p>
            <text:p text:style-name="P64"><text:span text:style-name="Zeichenformat"/></text:p>
          </table:table-cell>
          <table:table-cell table:style-name="Tabela2.A1" office:value-type="string">
            <text:p text:style-name="P87"><text:span text:style-name="Zeichenformat">X </text:span></text:p>
          </table:table-cell>
          <table:table-cell table:style-name="Tabela2.A1" office:value-type="string">
            <text:p text:style-name="P142"><text:span text:style-name="Zeichenformat">X </text:span></text:p>
            <text:p text:style-name="P65"><text:span text:style-name="Zeichenformat"/></text:p>
          </table:table-cell>
          <table:table-cell table:style-name="Tabela2.A1" office:value-type="string">
            <text:p text:style-name="P87"><text:span text:style-name="Zeichenformat">X </text:span></text:p>
          </table:table-cell>
        </table:table-row>
      </table:table>
      <text:p text:style-name="P47"><text:span text:style-name="Zeichenformat"/></text:p>
      <text:p text:style-name="P51"><text:bookmark-start text:name="BMrecursos_disponuxedveis"/><text:span text:style-name="Zeichenformat">6.7</text:span><text:bookmark-end text:name="BMrecursos_disponuxedveis"/><text:span text:style-name="Zeichenformat"> <text:s/>Recursos disponíveis</text:span></text:p>
      <text:p text:style-name="P93"><text:span text:style-name="Zeichenformat">Este estudo está sendo proposto em colaboração com o Grupo de Pesquisa Multidisciplinar em Cancerologia Pediátrica da Universidade Federal do Ceará. O grupo de pesquisa tem outros projetos em andamento na área, sem financiamento específico.</text:span></text:p>
      <text:p text:style-name="P51"><text:bookmark-start text:name="BMoruxe7amento"/><text:span text:style-name="Zeichenformat">6.8</text:span><text:bookmark-end text:name="BMoruxe7amento"/><text:span text:style-name="Zeichenformat"> <text:s/>Orçamento</text:span></text:p>
      <text:p text:style-name="P93"><text:span text:style-name="Zeichenformat">As previsões de custos orçadas abaixo são preliminares. O pesquisador principal, coordenador do projeto, é funcionário da Secretaria de Saúde do Estado do Ceará, lotado no Hospital Infantil Albert Sabin, cargo de médico (especialidade pediatria/cancerologia), desde maio de 2008. Ele não receberá remuneração específica pelo projeto.</text:span></text:p>
      <text:p text:style-name="P88"><text:span text:style-name="Zeichenformat"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02"><text:span text:style-name="Zeichenformat"><text:s/></text:span><text:span text:style-name="Zeichenformat"><text:span text:style-name="T16">Material</text:span></text:span><text:span text:style-name="Zeichenformat"><text:span text:style-name="T15"> </text:span></text:span></text:p>
            <text:p text:style-name="P102"><text:span text:style-name="Zeichenformat"/></text:p>
          </table:table-cell>
          <table:table-cell table:style-name="Tabela3.A1" office:value-type="string">
            <text:p text:style-name="P87"><text:span text:style-name="Zeichenformat"><text:span text:style-name="T1">Quantidade</text:span></text:span><text:span text:style-name="Zeichenformat"> </text:span></text:p>
          </table:table-cell>
          <table:table-cell table:style-name="Tabela3.A1" office:value-type="string">
            <text:p text:style-name="P104"><text:span text:style-name="Zeichenformat"><text:s/></text:span><text:span text:style-name="Zeichenformat"><text:span text:style-name="T1">Valor</text:span></text:span><text:span text:style-name="Zeichenformat"> </text:span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02"><text:span text:style-name="Zeichenformat"><text:s text:c="2"/></text:span><text:span text:style-name="Zeichenformat"><text:span text:style-name="T16">Material de consumo de papelaria</text:span></text:span><text:span text:style-name="Zeichenformat"><text:span text:style-name="T15"> </text:span></text:span></text:p>
            <text:p text:style-name="P102"><text:span text:style-name="Zeichenformat"/></text:p>
          </table:table-cell>
          <table:table-cell table:style-name="Tabela4.A1" office:value-type="string">
            <text:p text:style-name="P103"><text:span text:style-name="Zeichenformat"/>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38"><text:span text:style-name="Zeichenformat"><text:span text:style-name="T1">Papel 75g/m2 tamanho A4 500 folhas</text:span></text:span><text:span text:style-name="Zeichenformat"> </text:span></text:p>
            <text:p text:style-name="P102"><text:span text:style-name="Zeichenformat"/></text:p>
          </table:table-cell>
          <table:table-cell table:style-name="Tabela5.A1" office:value-type="string">
            <text:p text:style-name="P87"><text:span text:style-name="Zeichenformat">10 </text:span></text:p>
          </table:table-cell>
          <table:table-cell table:style-name="Tabela5.A1" office:value-type="string">
            <text:p text:style-name="P104"><text:span text:style-name="Zeichenformat"><text:s/>R$ 250,00 </text:span></text:p>
          </table:table-cell>
        </table:table-row>
        <table:table-row table:style-name="Tabela5.1">
          <table:table-cell table:style-name="Tabela5.A1" office:value-type="string">
            <text:p text:style-name="P141"><text:span text:style-name="Zeichenformat"><text:span text:style-name="T16">Papel fotográfico para impressora jato de tinta tamanho A4 50 folhas</text:span></text:span><text:span text:style-name="Zeichenformat"><text:span text:style-name="T15"> </text:span></text:span></text:p>
            <text:p text:style-name="P102"><text:soft-page-break/><text:span text:style-name="Zeichenformat"/></text:p>
          </table:table-cell>
          <table:table-cell table:style-name="Tabela5.A1" office:value-type="string">
            <text:p text:style-name="P87"><text:span text:style-name="Zeichenformat">02 </text:span></text:p>
          </table:table-cell>
          <table:table-cell table:style-name="Tabela5.A1" office:value-type="string">
            <text:p text:style-name="P104"><text:span text:style-name="Zeichenformat"><text:s/>R$ 100,00 </text:span></text:p>
          </table:table-cell>
        </table:table-row>
        <table:table-row table:style-name="Tabela5.1">
          <table:table-cell table:style-name="Tabela5.A1" office:value-type="string">
            <text:p text:style-name="P141"><text:span text:style-name="Zeichenformat"><text:span text:style-name="T16">Cartuchos de tinta para impressora jato de tinta (colorido + preto)</text:span></text:span><text:span text:style-name="Zeichenformat"><text:span text:style-name="T15"> </text:span></text:span></text:p>
            <text:p text:style-name="P102"><text:span text:style-name="Zeichenformat"/></text:p>
          </table:table-cell>
          <table:table-cell table:style-name="Tabela5.A1" office:value-type="string">
            <text:p text:style-name="P87"><text:span text:style-name="Zeichenformat">04 </text:span></text:p>
          </table:table-cell>
          <table:table-cell table:style-name="Tabela5.A1" office:value-type="string">
            <text:p text:style-name="P104"><text:span text:style-name="Zeichenformat"><text:s/>R$ 600,00 </text:span></text:p>
          </table:table-cell>
        </table:table-row>
        <table:table-row table:style-name="Tabela5.1">
          <table:table-cell table:style-name="Tabela5.A1" office:value-type="string">
            <text:p text:style-name="P141"><text:span text:style-name="Zeichenformat"><text:span text:style-name="T16">Prancheta, crachás de identificação, canetas, lápis, pastas para papel, organizadores, arquivos para os documentos, outros materiais de escritório</text:span></text:span><text:span text:style-name="Zeichenformat"><text:span text:style-name="T15"> </text:span></text:span></text:p>
            <text:p text:style-name="P102"><text:span text:style-name="Zeichenformat"/></text:p>
          </table:table-cell>
          <table:table-cell table:style-name="Tabela5.A1" office:value-type="string">
            <text:p text:style-name="P87"><text:span text:style-name="Zeichenformat">- </text:span></text:p>
          </table:table-cell>
          <table:table-cell table:style-name="Tabela5.A1" office:value-type="string">
            <text:p text:style-name="P104"><text:span text:style-name="Zeichenformat"><text:s/>R$ 400,00 </text:span></text:p>
          </table:table-cell>
        </table:table-row>
        <table:table-row table:style-name="Tabela5.1">
          <table:table-cell table:style-name="Tabela5.A1" office:value-type="string">
            <text:p text:style-name="P141"><text:span text:style-name="Zeichenformat"><text:span text:style-name="T16">Total</text:span></text:span><text:span text:style-name="Zeichenformat"><text:span text:style-name="T15"> </text:span></text:span></text:p>
            <text:p text:style-name="P102"><text:span text:style-name="Zeichenformat"/></text:p>
          </table:table-cell>
          <table:table-cell table:style-name="Tabela5.A1" office:value-type="string">
            <text:p text:style-name="P87"><text:span text:style-name="Zeichenformat">- </text:span></text:p>
          </table:table-cell>
          <table:table-cell table:style-name="Tabela5.A1" office:value-type="string">
            <text:p text:style-name="P104"><text:span text:style-name="Zeichenformat"><text:s/>R$ 1350,00 </text:span></text:p>
          </table:table-cell>
        </table:table-row>
      </table:table>
      <text:p text:style-name="P94"><text:span text:style-name="Zeichenformat"/></text:p>
      <text:p text:style-name="P51"><text:bookmark-start text:name="BMressarcimento_e_desistuxeancia"/><text:span text:style-name="Zeichenformat">6.9</text:span><text:bookmark-end text:name="BMressarcimento_e_desistuxeancia"/><text:span text:style-name="Zeichenformat"> <text:s/>Ressarcimento e desistência</text:span></text:p>
      <text:p text:style-name="P93"><text:span text:style-name="Zeichenformat">Não será feito nenhum pagamento para participar da pesquisa. A participação será de livre e espontânea vontade, não sendo previsto ressarcimento de custos. Qualquer um pode desistir em qualquer momento de participar da pesquisa sem nenhuma penalidade.</text:span></text:p>
      <text:p text:style-name="P51"><text:bookmark-start text:name="BMreferuxeancias_bibliogruxe1ficas"/><text:span text:style-name="Zeichenformat">6.10</text:span><text:bookmark-end text:name="BMreferuxeancias_bibliogruxe1ficas"/><text:span text:style-name="Zeichenformat"> <text:s/>Referências Bibliográficas</text:span></text:p>
      <text:p text:style-name="P37"><text:bookmark-start text:name="BManexos"/>7<text:bookmark-end text:name="BManexos"/> <text:s/>ANEXOS</text:p>
      <text:p text:style-name="P39"><text:span text:style-name="Zeichenformat"><text:span text:style-name="T4"/></text:span></text:p>
      <text:p text:style-name="P49"><text:bookmark-start text:name="BMtermo_de_consentimento_livre_e_esclarecido"/><text:span text:style-name="Zeichenformat"><text:span text:style-name="T4">7.1</text:span></text:span><text:bookmark-end text:name="BMtermo_de_consentimento_livre_e_esclarecido"/><text:span text:style-name="Zeichenformat"><text:span text:style-name="T4"> <text:s/>TERMO DE CONSENTIMENTO LIVRE E ESCLARECIDO</text:span></text:span></text:p>
      <text:p text:style-name="P93"><text:span text:style-name="Zeichenformat"><text:span text:style-name="T24">APRESENTAÇÃO</text:span></text:span><text:span text:style-name="Zeichenformat"><text:span text:style-name="T23">: Este termo de consentimento pode apresentar palavras ou frases não conhecidas para o Senhor(a). Caso isso aconteça, por favor, diga - nos para que possamos esclarecer melhor suas dúvidas. Esta pesquisa é sobre a patologia de seu [sua] filho[a] e está sendo desenvolvida por Francisco Hélder Cavalcante Félix, médico cancerologista pediatra do Centro Pediátrico do Câncer do Hospital Infantil Albert Sabin.</text:span></text:span></text:p>
      <text:p text:style-name="P106"><text:span text:style-name="Zeichenformat"><text:span text:style-name="T24">TÍTULO DA PESQUISA</text:span></text:span><text:span text:style-name="Zeichenformat"><text:span text:style-name="T23">: [nome do projeto]</text:span></text:span></text:p>
      <text:p text:style-name="P106"><text:span text:style-name="Zeichenformat"><text:span text:style-name="T24">OBJETIVOS</text:span></text:span><text:span text:style-name="Zeichenformat"><text:span text:style-name="T23">: Essa pesquisa se propõe a relatar [número] caso[s] de [patologia].</text:span></text:span></text:p>
      <text:p text:style-name="P106"><text:span text:style-name="Zeichenformat"><text:span text:style-name="T24">PROCEDIMENTOS</text:span></text:span><text:span text:style-name="Zeichenformat"><text:span text:style-name="T23">: Inicialmente, serão anotadas informações sobre o paciente (idade, sexo, escolaridade, entre outras) e seu estado (tipo de tumor, tipo de sangramento, se está com sequelas, entre outras). Solicitamos, além de sua participação durante as avaliações, sua autorização para apresentar e publicar os resultados deste estudo em eventos e revistas científicas. Por ocasião da publicação dos resultados, o nome do paciente será mantido em sigilo.</text:span></text:span></text:p>
      <text:p text:style-name="P106"><text:span text:style-name="Zeichenformat"><text:span text:style-name="T24">RISCOS E BENEFÍCIOS</text:span></text:span><text:span text:style-name="Zeichenformat"><text:span text:style-name="T23">: A pesquisa poderá trazer um grande benefício para os pacientes, aumentando o conhecimento sobre essa patologia.</text:span></text:span></text:p>
      <text:p text:style-name="P106"><text:span text:style-name="Zeichenformat"><text:span text:style-name="T24">RESSARCIMENTO</text:span></text:span><text:span text:style-name="Zeichenformat"><text:span text:style-name="T23">: Não será feito nenhum pagamento para participar da pesquisa. A participação será de livre e espontânea vontade e, portanto, não está previsto ressarcimento. Qualquer um pode desistir em qualquer momento de participar da pesquisa sem nenhuma penalidade.</text:span></text:span></text:p>
      <text:p text:style-name="P106"><text:span text:style-name="Zeichenformat"><text:span text:style-name="T24">CONFIDENCIALIDADE DA PESQUISA</text:span></text:span><text:span text:style-name="Zeichenformat"><text:span text:style-name="T23">: Os resultados da pesquisa serão divulgados sem a identificação dos envolvidos e os protocolos serão arquivados por 5 anos no Centro Pediátrico do Câncer do HIAS, de acordo com as exigências da Resolução nº 466/12 do Conselho Nacional de Saúde que trata sobre a bioética.</text:span></text:span></text:p>
      <text:p text:style-name="P106"><text:span text:style-name="Zeichenformat"><text:span text:style-name="T24">Em caso de dúvidas, favor entrar em contato com:</text:span></text:span><text:span text:style-name="Zeichenformat"><text:span text:style-name="T23"> Francisco Helder Cavalcante Felix: Centro Pediátrico do Câncer, HIAS, Rua Tertuliano Sales 544 – Vila União Fortaleza – Ceará. FoneFax: (85) 32579613 – 3101.4283 e-mail: helderfelix@hias.ce.gov.br</text:span></text:span></text:p>
      <text:p text:style-name="P106"><text:span text:style-name="Zeichenformat"><text:span text:style-name="T23">Declaro que fui informado (a) de todos os cuidados e orientações que devo seguir a fim de alcançar o melhor resultado. Estou ciente que o tratamento não se limita ao tratamento medicamentoso, sendo que deverei retornar ao consultório/hospital nos dias determinados pelo médico, bem como informá-lo imediatamente sobre possíveis alterações / problemas que porventura possam surgir.</text:span></text:span></text:p>
      <text:p text:style-name="P106"><text:span text:style-name="Zeichenformat"><text:span text:style-name="T23">O responsável pelo (a) paciente declara que: leu todo o conteúdo desse consentimento informado; compreendeu e está de acordo com o que será efetuado; foi explicada a finalidade do tratamento, bem como a possibilidade de interromper sua utilização em pesquisas subseqüentes; conseqüentemente autoriza e dá consentimento:</text:span></text:span></text:p>
      <text:p text:style-name="P106"><text:span text:style-name="Zeichenformat"><text:span text:style-name="T23">Local e data: Fortaleza, ____ de ______________ de 20___</text:span></text:span></text:p>
      <text:p text:style-name="P106"><text:span text:style-name="Zeichenformat"><text:span text:style-name="T23">Nome do paciente: _______________________________________________________________________</text:span></text:span></text:p>
      <text:p text:style-name="P89"><text:span text:style-name="Zeichenformat"><text:span text:style-name="T23">________________________________________________________________</text:span></text:span></text:p>
      <text:p text:style-name="P106"><text:span text:style-name="Zeichenformat"><text:span text:style-name="T23">Assinatura do responsável legal - Polegar Direito</text:span></text:span></text:p>
      <text:p text:style-name="P51"><text:span text:style-name="Zeichenformat"/></text:p>
      <text:p text:style-name="P61"><text:bookmark-start text:name="BMtermo_de_consentimento_publicauxe7uxe3o_em_periuxf3dico_cientuxedfico_de_circulauxe7uxe3o_nacionalinternacional"/><text:span text:style-name="Zeichenformat">7.2</text:span><text:bookmark-end text:name="BMtermo_de_consentimento_publicauxe7uxe3o_em_periuxf3dico_cientuxedfico_de_circulauxe7uxe3o_nacionalinternacional"/><text:span text:style-name="Zeichenformat"> <text:s/>Termo de Consentimento – Publicação em periódico científico de circulação nacional/internacional</text:span></text:p>
      <text:p text:style-name="P105"><text:span text:style-name="Zeichenformat"><text:span text:style-name="T23">Para consentimento do paciente ou de seus representantes legais para a publicação de informações e/ou material fotográfico ou de outra natureza sobre eles em periódicos científicos de circulação nacional/internacional.</text:span></text:span></text:p>
      <text:p text:style-name="P124"><text:span text:style-name="Zeichenformat"><text:span text:style-name="T23">Nome da pessoa descrita no artigo ou mostrado na publicação: ______________________</text:span></text:span></text:p>
      <text:p text:style-name="P124"><text:span text:style-name="Zeichenformat"><text:span text:style-name="T23">Matérias da(s) fotografia(s) ou artigo:</text:span></text:span></text:p>
      <text:p text:style-name="P124"><text:span text:style-name="Zeichenformat"><text:span text:style-name="T23">_________________________________________________________________________</text:span></text:span></text:p>
      <text:p text:style-name="P124"><text:span text:style-name="Zeichenformat"><text:span text:style-name="T23">Periódico para onde foi submetido: ____________________________________________</text:span></text:span></text:p>
      <text:p text:style-name="P124"><text:span text:style-name="Zeichenformat"><text:span text:style-name="T23">Editora: __________________________________________________________________</text:span></text:span></text:p>
      <text:p text:style-name="P124"><text:span text:style-name="Zeichenformat"><text:span text:style-name="T23">Número do manuscrito: _____________________________________________________</text:span></text:span></text:p>
      <text:p text:style-name="P124"><text:span text:style-name="Zeichenformat"><text:span text:style-name="T23">Título do artigo: ___________________________________________________________</text:span></text:span></text:p>
      <text:p text:style-name="P124"><text:span text:style-name="Zeichenformat"><text:span text:style-name="T23">Autor correspondente: ______________________________________________________</text:span></text:span></text:p>
      <text:p text:style-name="P124"><text:span text:style-name="Zeichenformat"><text:span text:style-name="T23">Eu, _________________________________________ [indicar nome completo] dou o meu consentimento para publicar esta informação sobre mim / meu filho OU TUTELADO / MEU PARENTE [circule a descrição correta] relativa ao assunto acima (“a informação”) que aparecem no periódico acima identificado e publicações associadas.*</text:span></text:span></text:p>
      <text:p text:style-name="P124"><text:span text:style-name="Zeichenformat"><text:span text:style-name="T23">Vi e li o material para ser submetido para publicação.</text:span></text:span></text:p>
      <text:p text:style-name="P134">Eu entendo o seguinte:</text:p>
      <text:p text:style-name="P134">(1) A informação será publicada sem o meu nome anexado e o(s) autor(es) e o periódico acima identificado farão todos os esforços para garantir o meu anonimato. Entendo, porém, que o anonimato não pode ser completamente garantido. É possível que alguém em algum lugar - talvez, por exemplo, alguém que cuidou de mim/meu filho/tutelado/parente enquanto estava no hospital ou um parente - pode identificar-me.</text:p>
      <text:p text:style-name="P134">(2) O texto do artigo será editado para estilo, gramática, coerência, e tamanho.</text:p>
      <text:p text:style-name="P134">(3) A informação pode ser publicada no periódico acima identificado, que é distribuído em todo o território nacional ou todo o mundo. O jornal se dirige principalmente aos médicos, mas é visto por muitos não-médicos, incluindo jornalistas.</text:p>
      <text:p text:style-name="P134">(4) A informação também será colocada no website do periódico, quando disponível;</text:p>
      <text:p text:style-name="P134">(5) * A informação também pode ser utilizado na íntegra ou em parte, em outras publicações e produtos publicado pela editora acima identificada ou por outros editores a quem a editora acima identificada licencia seu conteúdo. Isto inclui a publicação em inglês e na tradução, em formato impresso, em formato eletrônico, e em quaisquer outros formatos que podem ser utilizados pela editora acima identificada ou de seus licenciados, agora e no futuro. Em especial, as informações podem aparecer em edições locais da editora acima identificada ou outras revistas e publicações publicados no exterior.</text:p>
      <text:p text:style-name="P134">(6) A editora acima identificada não permitirá que a informação seja utilizada para publicidade ou embalagem ou venha a ser usada fora de contexto.</text:p>
      <text:p text:style-name="P135"><text:span text:style-name="T23">(</text:span><text:span text:style-name="Zeichenformat"><text:span text:style-name="T10">7) Posso cancelar o meu consentimento a qualquer momento antes da publicação, mas uma vez que a informação tenha sido publicada (“ido à imprensa”) não será possível a revogar o consentimento.</text:span></text:span></text:p>
      <text:p text:style-name="P124"><text:span text:style-name="Zeichenformat"><text:span text:style-name="T23">Assinado :__________________________________________________________</text:span></text:span></text:p>
      <text:p text:style-name="P124"><text:span text:style-name="Zeichenformat"><text:span text:style-name="T23">Data: _______________________</text:span></text:span></text:p>
      <text:p text:style-name="P61"><text:bookmark-start text:name="BMdeclarauxe7uxe3o_de_riscos_e_benefuxedcios_envolvidos"/><text:span text:style-name="Zeichenformat">7.3</text:span><text:bookmark-end text:name="BMdeclarauxe7uxe3o_de_riscos_e_benefuxedcios_envolvidos"/><text:span text:style-name="Zeichenformat"> <text:s/>DECLARAÇÃO DE RISCOS E BENEFÍCIOS ENVOLVIDOS</text:span></text:p>
      <text:p text:style-name="P67"><text:bookmark-start text:name="BMtuxedtulo_da_pesquisa"/><text:span text:style-name="Zeichenformat">7.3.1</text:span><text:bookmark-end text:name="BMtuxedtulo_da_pesquisa"/><text:span text:style-name="Zeichenformat"> <text:s/>Título da Pesquisa: ____________________________________________________</text:span></text:p>
      <text:p text:style-name="P67"><text:bookmark-start text:name="BMpesquisador_responsuxe1vel_orientador"/><text:span text:style-name="Zeichenformat">7.3.2</text:span><text:bookmark-end text:name="BMpesquisador_responsuxe1vel_orientador"/><text:span text:style-name="Zeichenformat"> <text:s/>Pesquisador responsável / orientador</text:span></text:p>
      <text:p text:style-name="P93"><text:span text:style-name="Zeichenformat">Francisco Hélder Cavalcante Félix</text:span></text:p>
      <text:p text:style-name="P74"><text:bookmark-start text:name="BMespecificauxe7uxe3o_dos_riscos_envolvidos"/><text:span text:style-name="Zeichenformat">7.3.3</text:span><text:bookmark-end text:name="BMespecificauxe7uxe3o_dos_riscos_envolvidos"/><text:span text:style-name="Zeichenformat"> <text:s/>Especificação dos riscos envolvidos:</text:span></text:p>
      <text:p text:style-name="P93"><text:span text:style-name="Zeichenformat">O projeto não incorrerá em riscos para o(s) paciente(s). </text:span></text:p>
      <text:p text:style-name="P74"><text:bookmark-start text:name="BMespecificauxe7uxe3o_dos_riscos_envolvidos1"/><text:span text:style-name="Zeichenformat"><text:span text:style-name="T1">7.3.</text:span></text:span><text:bookmark-end text:name="BMespecificauxe7uxe3o_dos_riscos_envolvidos1"/><text:span text:style-name="Zeichenformat"><text:span text:style-name="T1">4 <text:s/>Especificação dos benefícios envolvidos:</text:span></text:span></text:p>
      <text:p text:style-name="P89"><text:span text:style-name="Zeichenformat">Melhor conhecimento sobre a patologia, o que pode subsidiar o desenvolvimento de um cuidado mais adequado.</text:span></text:p>
      <text:p text:style-name="P106"><text:span text:style-name="Zeichenformat">Data: ___/___/20__</text:span></text:p>
      <text:p text:style-name="P89"><text:span text:style-name="Zeichenformat">_____________________________</text:span></text:p>
      <text:p text:style-name="P123">Assinatura do Pesquisador Responsável / orientador</text:p>
      <text:p text:style-name="P60"><text:span text:style-name="Zeichenformat"><text:span text:style-name="T6"/></text:span></text:p>
      <text:p text:style-name="P62"><text:bookmark-start text:name="BMautorizauxe7uxe3o_do_chefe_de_serviuxe7o"/><text:span text:style-name="Zeichenformat"><text:span text:style-name="T4">7.4</text:span></text:span><text:bookmark-end text:name="BMautorizauxe7uxe3o_do_chefe_de_serviuxe7o"/><text:span text:style-name="Zeichenformat"><text:span text:style-name="T4"> <text:s/>Autorização do chefe de serviço</text:span></text:span></text:p>
      <text:p text:style-name="P38"><text:span text:style-name="Zeichenformat"><text:span text:style-name="T13">[Inserir aqui]</text:span></text:span></text:p>
      <text:p text:style-name="P48"><text:bookmark-start text:name="BMtermo_de_compromisso_do_pesquisador"/><text:span text:style-name="Zeichenformat">7.5</text:span><text:bookmark-end text:name="BMtermo_de_compromisso_do_pesquisador"/><text:span text:style-name="Zeichenformat"> <text:s/>TERMO DE COMPROMISSO DO PESQUISADOR</text:span></text:p>
      <text:p text:style-name="P93"><text:span text:style-name="Zeichenformat">Eu, Francisco Hélder Cavalcante Félix, RG 992166988, pesquisador (a) responsável do projeto de pesquisa intitulado [nome do projeto], declaro conhecer a Resolução do MS/CNS - 466/12 e suas complementares e comprometo-me a seguir todas as suas normas e orientações, bem como, dar conhecimento delas e exigir a co-responsabilidade de todos os outros participantes.</text:span></text:p>
      <text:p text:style-name="P106"><text:span text:style-name="Zeichenformat">Declaro também que o material e/ou dados obtidos serão utilizados exclusivamente nesta pesquisa e que os resultados serão tornados públicos, sejam eles favoráveis ou não.</text:span></text:p>
      <text:p text:style-name="P106"><text:span text:style-name="Zeichenformat">Fortaleza, ____ de ________ de ______</text:span></text:p>
      <text:p text:style-name="P106"><text:span text:style-name="Zeichenformat">________________________________</text:span></text:p>
      <text:p text:style-name="P106"><text:span text:style-name="Zeichenformat">Assinatura Pesquisador (a) Responsável</text:span></text:p>
      <text:p text:style-name="P51"><text:span text:style-name="Zeichenformat"/></text:p>
      <text:p text:style-name="P61"><text:bookmark-start text:name="BMcurruxedculos_dos_pesquisadores"/><text:span text:style-name="Zeichenformat">7.6</text:span><text:bookmark-end text:name="BMcurruxedculos_dos_pesquisadores"/><text:span text:style-name="Zeichenformat"> <text:s/>CURRÍCULOS DOS PESQUISADORES</text:span></text:p>
      <text:p text:style-name="P101"><text:span text:style-name="Zeichenformat"><text:span text:style-name="T5">1.</text:span></text:span><text:a xlink:type="simple" xlink:href="http://lattes.cnpq.br/6162559061981731"><text:span text:style-name="Zeichenformat"><text:span text:style-name="T7">Dr.Francisco Hélder Cavalcante Félix</text:span></text:span></text:a></text:p>
      <text:p text:style-name="P89"><text:span text:style-name="Zeichenformat">2.Incluir currículo do(s) outro(s) participante(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font-name-asian="Times New Roman" style:font-size-asian="12pt" style:language-asian="none" style:country-asian="none" style:font-name-complex="Times New Roman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>
      <style:paragraph-properties fo:margin-left="0.499cm" fo:margin-right="0cm" fo:margin-top="0cm" fo:margin-bottom="0.212cm" fo:text-align="start" style:justify-single-word="false" fo:text-indent="-0.499cm" style:auto-text-indent="false">
        <style:tab-stops>
          <style:tab-stop style:position="0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rt" style:family="paragraph" style:parent-style-name="Standard" style:next-style-name="Standard">
      <style:paragraph-properties fo:margin-top="0.423cm" fo:margin-bottom="0.212cm" fo:text-align="center" style:justify-single-word="false" fo:keep-with-next="always"/>
      <style:text-properties fo:font-size="20pt" fo:font-weight="bold" style:font-size-asian="20pt" style:font-weight-asian="bold" style:font-size-complex="20pt" style:font-weight-complex="bold"/>
    </style:style>
    <style:style style:name="heading_20_1" style:display-name="heading 1" style:family="paragraph" style:parent-style-name="Standard" style:next-style-name="Standard">
      <style:paragraph-properties fo:margin-top="0.423cm" fo:margin-bottom="0.212cm" fo:text-align="start" style:justify-single-word="false" fo:keep-with-next="always"/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212cm" fo:text-align="start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>
      <style:paragraph-properties fo:margin-top="0.423cm" fo:margin-bottom="0.212cm" fo:text-align="start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>
      <style:paragraph-properties fo:margin-top="0.423cm" fo:margin-bottom="0.212cm" fo:text-align="start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>
      <style:paragraph-properties fo:margin-top="0.423cm" fo:margin-bottom="0.212cm" fo:text-align="start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>
      <style:paragraph-properties fo:margin-top="0.423cm" fo:margin-bottom="0.212cm" fo:text-align="start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rightpar" style:family="paragraph" style:parent-style-name="Standard">
      <style:paragraph-properties fo:margin-top="0.212cm" fo:margin-bottom="0.212cm" fo:text-align="end" style:justify-single-word="false" fo:keep-together="always"/>
      <style:text-properties fo:font-size="12pt" style:font-size-asian="12pt" style:font-size-complex="12pt"/>
    </style:style>
    <style:style style:name="centerpar" style:family="paragraph" style:parent-style-name="Standard">
      <style:paragraph-properties fo:margin-top="0.212cm" fo:margin-bottom="0.212cm" fo:text-align="center" style:justify-single-word="false" fo:keep-together="always"/>
      <style:text-properties fo:font-size="12pt" style:font-size-asian="12pt" style:font-size-complex="12pt"/>
    </style:style>
    <style:style style:name="leftpar" style:family="paragraph" style:parent-style-name="Standard">
      <style:paragraph-properties fo:margin-top="0.212cm" fo:margin-bottom="0.212cm" fo:text-align="start" style:justify-single-word="false" fo:keep-together="always"/>
      <style:text-properties fo:font-size="12pt" style:font-size-asian="12pt" style:font-size-complex="12pt"/>
    </style:style>
    <style:style style:name="equation" style:family="paragraph" style:parent-style-name="Standard" style:next-style-name="Standard">
      <style:paragraph-properties fo:margin-top="0.212cm" fo:margin-bottom="0.212cm" fo:text-align="start" style:justify-single-word="false" fo:keep-together="always"/>
      <style:text-properties fo:font-size="12pt" style:font-size-asian="12pt" style:font-size-complex="12pt"/>
    </style:style>
    <style:style style:name="equationNum" style:family="paragraph" style:parent-style-name="Standard" style:next-style-name="Standard">
      <style:paragraph-properties fo:margin-top="0.212cm" fo:margin-bottom="0.212cm" fo:text-align="start" style:justify-single-word="false" fo:keep-together="always"/>
      <style:text-properties fo:font-size="12pt" style:font-size-asian="12pt" style:font-size-complex="12pt"/>
    </style:style>
    <style:style style:name="equationAlign" style:family="paragraph" style:parent-style-name="Standard" style:next-style-name="Standard">
      <style:paragraph-properties fo:margin-top="0.212cm" fo:margin-bottom="0.212cm" fo:text-align="start" style:justify-single-word="false" fo:keep-together="always"/>
      <style:text-properties fo:font-size="12pt" style:font-size-asian="12pt" style:font-size-complex="12pt"/>
    </style:style>
    <style:style style:name="equationAlignNum" style:family="paragraph" style:parent-style-name="Standard" style:next-style-name="Standard">
      <style:paragraph-properties fo:margin-top="0.212cm" fo:margin-bottom="0.212cm" fo:text-align="start" style:justify-single-word="false" fo:keep-together="always"/>
      <style:text-properties fo:font-size="12pt" style:font-size-asian="12pt" style:font-size-complex="12pt"/>
    </style:style>
    <style:style style:name="equationArray" style:family="paragraph" style:parent-style-name="Standard" style:next-style-name="Standard">
      <style:paragraph-properties fo:margin-top="0.212cm" fo:margin-bottom="0.212cm" fo:text-align="start" style:justify-single-word="false" fo:keep-together="always"/>
      <style:text-properties fo:font-size="12pt" style:font-size-asian="12pt" style:font-size-complex="12pt"/>
    </style:style>
    <style:style style:name="equationArrayNum" style:family="paragraph" style:parent-style-name="Standard" style:next-style-name="Standard">
      <style:paragraph-properties fo:margin-top="0.212cm" fo:margin-bottom="0.212cm" fo:text-align="start" style:justify-single-word="false" fo:keep-together="always"/>
      <style:text-properties fo:font-size="12pt" style:font-size-asian="12pt" style:font-size-complex="12pt"/>
    </style:style>
    <style:style style:name="theorem" style:family="paragraph" style:parent-style-name="Standard" style:next-style-name="Standard">
      <style:paragraph-properties fo:margin-top="0.212cm" fo:margin-bottom="0.212cm" fo:text-align="start" style:justify-single-word="false" fo:keep-together="always"/>
    </style:style>
    <style:style style:name="bitmapCenter" style:family="paragraph" style:parent-style-name="Standard" style:next-style-name="Standard">
      <style:paragraph-properties fo:margin-top="0.212cm" fo:margin-bottom="0.212cm" fo:text-align="start" style:justify-single-word="false" fo:keep-together="always"/>
      <style:text-properties fo:font-size="12pt" style:font-size-asian="12pt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uthor" style:family="paragraph" style:parent-style-name="Standard" style:next-style-name="Standard">
      <style:paragraph-properties fo:margin-top="0cm" fo:margin-bottom="0.212cm" fo:text-align="center" style:justify-single-word="false"/>
    </style:style>
    <style:style style:name="footer" style:family="paragraph" style:parent-style-name="Standard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top="0.212cm" fo:margin-bottom="0.212cm" fo:text-align="start" style:justify-single-word="false" fo:keep-together="always"/>
      <style:text-properties fo:font-size="12pt" style:font-size-asian="12pt" style:font-size-complex="12pt"/>
    </style:style>
    <style:style style:name="Figure" style:family="paragraph" style:parent-style-name="Standard" style:next-style-name="Standard">
      <style:paragraph-properties fo:margin-top="0.212cm" fo:margin-bottom="0cm" fo:text-align="center" style:justify-single-word="false" fo:keep-together="always"/>
    </style:style>
    <style:style style:name="Table_20__28_user_29_" style:display-name="Table (user)" style:family="paragraph" style:parent-style-name="Standard">
      <style:paragraph-properties fo:margin-top="0.212cm" fo:margin-bottom="0cm" fo:text-align="center" style:justify-single-word="false" fo:keep-together="always"/>
    </style:style>
    <style:style style:name="Tabular" style:family="paragraph" style:parent-style-name="Standard">
      <style:paragraph-properties fo:margin-top="0.212cm" fo:margin-bottom="0cm" fo:text-align="center" style:justify-single-word="false" fo:keep-together="always"/>
    </style:style>
    <style:style style:name="Tabbing" style:family="paragraph" style:parent-style-name="Standard">
      <style:paragraph-properties fo:margin-top="0.212cm" fo:margin-bottom="0cm" fo:text-align="center" style:justify-single-word="false" fo:keep-together="always"/>
    </style:style>
    <style:style style:name="Quote" style:family="paragraph" style:parent-style-name="Standard">
      <style:paragraph-properties fo:margin-left="1.806cm" fo:margin-right="1.806cm" fo:text-indent="0.6cm" style:auto-text-indent="false"/>
    </style:style>
    <style:style style:name="verbatim" style:family="paragraph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List_20_1_20__28_user_29_" style:display-name="List 1 (user)" style:family="paragraph" style:parent-style-name="Standard">
      <style:paragraph-properties fo:margin-left="0.499cm" fo:margin-right="0cm" fo:margin-top="0cm" fo:margin-bottom="0.212cm" fo:text-align="start" style:justify-single-word="false" fo:text-indent="-0.499cm" style:auto-text-indent="false">
        <style:tab-stops>
          <style:tab-stop style:position="0cm"/>
        </style:tab-stops>
      </style:paragraph-properties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fo:text-align="center" style:justify-single-word="false" fo:keep-together="always"/>
      <style:text-properties fo:font-size="12pt" style:font-size-asian="12pt" style:font-size-complex="12pt"/>
    </style:style>
    <style:style style:name="subfigure" style:family="paragraph" style:parent-style-name="Standard" style:next-style-name="Standard">
      <style:paragraph-properties fo:margin-top="0.212cm" fo:margin-bottom="0.212cm" fo:text-align="center" style:justify-single-word="false" fo:keep-together="always"/>
      <style:text-properties fo:font-size="12pt" style:font-size-asian="12pt" style:font-size-complex="12pt"/>
    </style:style>
    <style:style style:name="bibheading" style:family="paragraph" style:parent-style-name="Standard" style:next-style-name="footnote_20_reference">
      <style:paragraph-properties fo:margin-top="0.423cm" fo:margin-bottom="0.212cm" fo:text-align="start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footnote_20_reference" style:display-name="footnote reference" style:family="paragraph" style:parent-style-name="leftpar" style:next-style-name="Standard">
      <style:paragraph-properties fo:margin-top="0cm" fo:margin-bottom="0cm" fo:text-align="start" style:justify-single-word="false" fo:keep-together="auto"/>
      <style:text-properties style:text-position="25% 58%" style:font-name="Times New Roman" style:font-name-asian="Times New Roman" style:font-name-complex="Times New Roman"/>
    </style:style>
    <style:style style:name="endnotes" style:family="paragraph" style:parent-style-name="Standard">
      <style:paragraph-properties fo:margin-left="0.499cm" fo:margin-right="0cm" fo:margin-top="0cm" fo:margin-bottom="0.212cm" fo:text-align="start" style:justify-single-word="false" fo:text-indent="-0.499cm" style:auto-text-indent="false">
        <style:tab-stops>
          <style:tab-stop style:position="0cm"/>
        </style:tab-stops>
      </style:paragraph-properties>
    </style:style>
    <style:style style:name="footnote_20_text" style:display-name="footnote text" style:family="paragraph" style:parent-style-name="Standard">
      <style:paragraph-properties fo:margin-left="0.7cm" fo:margin-right="0cm" fo:text-align="start" style:justify-single-word="false" fo:text-indent="-0.199cm" style:auto-text-indent="false">
        <style:tab-stops/>
      </style:paragraph-properties>
    </style:style>
    <style:style style:name="endnote_20_text" style:display-name="endnote text" style:family="paragraph" style:parent-style-name="Standard">
      <style:paragraph-properties fo:margin-left="0.801cm" fo:margin-right="0cm" fo:text-indent="-0.3cm" style:auto-text-indent="false">
        <style:tab-stops/>
      </style:paragraph-properties>
    </style:style>
    <style:style style:name="acronym" style:family="paragraph" style:parent-style-name="Standard">
      <style:paragraph-properties fo:margin-top="0.106cm" fo:margin-bottom="0.106cm" fo:text-align="start" style:justify-single-word="false" fo:keep-with-next="always"/>
    </style:style>
    <style:style style:name="abstract_20_title" style:display-name="abstract title" style:family="paragraph" style:parent-style-name="Standard" style:next-style-name="abstract">
      <style:paragraph-properties fo:margin-top="0cm" fo:margin-bottom="0.212cm" fo:text-align="center" style:justify-single-word="false"/>
      <style:text-properties fo:font-weight="bold" style:font-weight-asian="bold" style:font-weight-complex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fo:text-align="start" style:justify-single-word="false" fo:keep-with-next="always"/>
      <style:text-properties fo:font-weight="bold" style:font-weight-asian="bold" style:font-weight-complex="bold"/>
    </style:style>
    <style:style style:name="toc_20_1" style:display-name="toc 1" style:family="paragraph" style:parent-style-name="Standard" style:next-style-name="toc_20_2">
      <style:paragraph-properties fo:margin-left="0.75cm" fo:margin-right="0cm" fo:margin-top="0.423cm" fo:margin-bottom="0.106cm" fo:text-align="start" style:justify-single-word="false" fo:text-indent="0cm" style:auto-text-indent="false" fo:keep-with-next="always">
        <style:tab-stops>
          <style:tab-stop style:position="13.7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toc_20_2" style:display-name="toc 2" style:family="paragraph" style:parent-style-name="Standard" style:next-style-name="toc_20_3">
      <style:paragraph-properties fo:margin-left="0.903cm" fo:margin-right="0cm" fo:margin-top="0.106cm" fo:margin-bottom="0.106cm" fo:text-align="start" style:justify-single-word="false" fo:text-indent="0cm" style:auto-text-indent="false" fo:keep-with-next="always">
        <style:tab-stops>
          <style:tab-stop style:position="13.6cm" style:type="right" style:leader-style="dotted" style:leader-text="."/>
        </style:tab-stops>
      </style:paragraph-properties>
    </style:style>
    <style:style style:name="toc_20_3" style:display-name="toc 3" style:family="paragraph" style:parent-style-name="Standard" style:next-style-name="toc_20_4">
      <style:paragraph-properties fo:margin-left="1.806cm" fo:margin-right="0cm" fo:margin-top="0.106cm" fo:margin-bottom="0.106cm" fo:text-align="start" style:justify-single-word="false" fo:text-indent="0cm" style:auto-text-indent="false" fo:keep-with-next="always">
        <style:tab-stops>
          <style:tab-stop style:position="12.696cm" style:type="right" style:leader-style="dotted" style:leader-text="."/>
        </style:tab-stops>
      </style:paragraph-properties>
    </style:style>
    <style:style style:name="toc_20_4" style:display-name="toc 4" style:family="paragraph" style:parent-style-name="Standard" style:next-style-name="toc_20_5">
      <style:paragraph-properties fo:margin-left="2.709cm" fo:margin-right="0cm" fo:margin-top="0.106cm" fo:margin-bottom="0.106cm" fo:text-align="start" style:justify-single-word="false" fo:text-indent="0cm" style:auto-text-indent="false" fo:keep-with-next="always">
        <style:tab-stops>
          <style:tab-stop style:position="11.793cm" style:type="right" style:leader-style="dotted" style:leader-text="."/>
        </style:tab-stops>
      </style:paragraph-properties>
    </style:style>
    <style:style style:name="toc_20_5" style:display-name="toc 5" style:family="paragraph" style:parent-style-name="Standard" style:next-style-name="toc_20_6">
      <style:paragraph-properties fo:margin-left="3.612cm" fo:margin-right="0cm" fo:margin-top="0.106cm" fo:margin-bottom="0.106cm" fo:text-align="start" style:justify-single-word="false" fo:text-indent="0cm" style:auto-text-indent="false" fo:keep-with-next="always">
        <style:tab-stops>
          <style:tab-stop style:position="10.89cm" style:type="right" style:leader-style="dotted" style:leader-text="."/>
        </style:tab-stops>
      </style:paragraph-properties>
    </style:style>
    <style:style style:name="toc_20_6" style:display-name="toc 6" style:family="paragraph" style:parent-style-name="Standard">
      <style:paragraph-properties fo:margin-left="4.516cm" fo:margin-right="0cm" fo:margin-top="0.106cm" fo:margin-bottom="0.106cm" fo:text-align="start" style:justify-single-word="false" fo:text-indent="0cm" style:auto-text-indent="false" fo:keep-with-next="always">
        <style:tab-stops>
          <style:tab-stop style:position="9.98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_20_reference" style:display-name="footnote reference" style:family="text" style:parent-style-name="leftpar">
      <style:text-properties style:text-position="25% 58%" style:font-name="Times New Roman" style:font-name-asian="Times New Roman" style:font-name-complex="Times New Roman"/>
    </style:style>
    <style:style style:name="leftpar" style:family="text" style:parent-style-name="Normal">
      <style:text-properties fo:font-size="12pt" style:font-size-asian="12pt" style:font-size-complex="12pt"/>
    </style:style>
    <style:style style:name="Normal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endnote_20_reference" style:display-name="endnote reference" style:family="text" style:parent-style-name="leftpar">
      <style:text-properties style:text-position="25% 58%" style:font-name="Times New Roman" style:font-name-asian="Times New Roman" style:font-name-complex="Times New Roman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661cm" fo:page-height="28.046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riginal file was 103792.tex</dc:title>
    <dc:description>Created using latex2rtf 2.3.8 r1240 (released June 16 2014) on Wed May 25 11:51:39 2016</dc:description>
    <meta:generator>BrOffice.org/3.2$Win32 OpenOffice.org_project/320m18$Build-9502</meta:generator>
    <dc:date>2016-05-25T09:13:04.76</dc:date>
    <meta:editing-duration>PT00H21M21S</meta:editing-duration>
    <meta:editing-cycles>4</meta:editing-cycles>
    <meta:document-statistic meta:table-count="5" meta:image-count="0" meta:object-count="0" meta:page-count="10" meta:paragraph-count="184" meta:word-count="2097" meta:character-count="14982"/>
  </office:meta>
</office:document-meta>
</file>